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language="es" fo:country="VE" officeooo:rsid="00010ee9" officeooo:paragraph-rsid="00010ee9" style:font-size-asian="10pt" style:font-size-complex="10pt"/>
    </style:style>
    <style:style style:name="P2" style:family="paragraph" style:parent-style-name="Standard">
      <style:text-properties fo:language="es" fo:country="VE" officeooo:rsid="00010ee9" officeooo:paragraph-rsid="00010ee9"/>
    </style:style>
    <style:style style:name="P3" style:family="paragraph" style:parent-style-name="Standard">
      <style:text-properties fo:font-size="12pt" fo:language="es" fo:country="VE" officeooo:rsid="00010ee9" officeooo:paragraph-rsid="00010ee9" style:font-size-asian="12pt" style:font-size-complex="12pt"/>
    </style:style>
    <style:style style:name="P4" style:family="paragraph" style:parent-style-name="Standard">
      <style:paragraph-properties fo:line-height="150%" style:writing-mode="page"/>
      <style:text-properties fo:font-size="10pt" fo:language="es" fo:country="VE" officeooo:rsid="00010ee9" officeooo:paragraph-rsid="00010ee9" style:font-size-asian="10pt" style:font-size-complex="10pt"/>
    </style:style>
    <style:style style:name="P5" style:family="paragraph" style:parent-style-name="Standard">
      <style:paragraph-properties fo:line-height="150%" style:writing-mode="page"/>
      <style:text-properties fo:font-size="10pt" fo:language="es" fo:country="VE" officeooo:rsid="0001e750" officeooo:paragraph-rsid="0001e750" style:font-size-asian="10pt" style:font-size-complex="10pt"/>
    </style:style>
    <style:style style:name="P6" style:family="paragraph" style:parent-style-name="Standard">
      <style:paragraph-properties fo:line-height="150%" style:writing-mode="page"/>
      <style:text-properties fo:font-size="10pt" fo:language="es" fo:country="VE" officeooo:rsid="0003b107" officeooo:paragraph-rsid="0003b107" style:font-size-asian="10pt" style:font-size-complex="10pt"/>
    </style:style>
    <style:style style:name="P7" style:family="paragraph" style:parent-style-name="Standard">
      <style:paragraph-properties fo:line-height="150%" style:writing-mode="page"/>
      <style:text-properties fo:font-size="10pt" fo:language="es" fo:country="VE" officeooo:rsid="0003b107" officeooo:paragraph-rsid="0005bf2d" style:font-size-asian="10pt" style:font-size-complex="10pt"/>
    </style:style>
    <style:style style:name="P8" style:family="paragraph" style:parent-style-name="Standard">
      <style:paragraph-properties fo:line-height="150%" style:writing-mode="page"/>
      <style:text-properties fo:font-size="10pt" fo:language="es" fo:country="VE" officeooo:rsid="0005bf2d" officeooo:paragraph-rsid="0003b107" style:font-size-asian="10pt" style:font-size-complex="10pt"/>
    </style:style>
    <style:style style:name="P9" style:family="paragraph" style:parent-style-name="Standard">
      <style:paragraph-properties fo:line-height="150%" style:writing-mode="page"/>
      <style:text-properties fo:font-size="10pt" fo:language="es" fo:country="VE" officeooo:rsid="000870b4" officeooo:paragraph-rsid="000870b4" style:font-size-asian="10pt" style:font-size-complex="10pt"/>
    </style:style>
    <style:style style:name="P10" style:family="paragraph" style:parent-style-name="Standard">
      <style:paragraph-properties fo:line-height="150%" style:writing-mode="page"/>
      <style:text-properties fo:font-size="12pt" fo:language="es" fo:country="VE" officeooo:rsid="00067811" officeooo:paragraph-rsid="00067811" style:font-size-asian="12pt" style:font-size-complex="12pt"/>
    </style:style>
    <style:style style:name="T1" style:family="text">
      <style:text-properties officeooo:rsid="0005bf2d"/>
    </style:style>
    <style:style style:name="T2" style:family="text">
      <style:text-properties officeooo:rsid="00062cfd"/>
    </style:style>
    <style:style style:name="T3" style:family="text">
      <style:text-properties officeooo:rsid="00067811"/>
    </style:style>
    <style:style style:name="T4" style:family="text">
      <style:text-properties officeooo:rsid="000da5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bjetivo general</text:p>
      <text:p text:style-name="P1">Permanece igual</text:p>
      <text:p text:style-name="P1"/>
      <text:p text:style-name="P3">Objetivos <text:s/>específicos</text:p>
      <text:p text:style-name="P4">1 Realizar investigación documental sobre medición de figura de ruido en caracterización de dispositivos de RF</text:p>
      <text:p text:style-name="P4">2 Recopilar la documentación y software asociado al SMFR</text:p>
      <text:p text:style-name="P4">3 Desarrollar de librería de software para intercambio de datos de un PC con el SMFR.</text:p>
      <text:p text:style-name="P4">4 Desarrollar el firmware para el dispositivo, dirigido a microcontrolador arquitectura PIC18.</text:p>
      <text:p text:style-name="P5">5 Desarrollo de las tarjetas electrónica PCB para los módulos: expansor de puertos Viking, fuente de alimentación y tarjeta madre.</text:p>
      <text:p text:style-name="P5">6 Desarrollar manual de usuario del SMFR (hardware y software)</text:p>
      <text:p text:style-name="P5">7 Desarrollar aplicación de software para gestión de medición de figura de ruido con el SMFR.</text:p>
      <text:p text:style-name="P10">Como elaborar la carta de solicitud</text:p>
      <text:p text:style-name="P6">Carta <text:span text:style-name="T2">comienza</text:span> con <text:span text:style-name="T3">exposición</text:span> de <text:span text:style-name="T3">motivos</text:span></text:p>
      <text:p text:style-name="P7">Protestas <text:span text:style-name="T1">(desde final de marzo hasta fin de julio, 16 semanas) </text:span></text:p>
      <text:p text:style-name="P7"><text:span text:style-name="T1">Tarda</text:span>nza inicial en la <text:span text:style-name="T3">contratación (comienzo el 6 de marzo)</text:span></text:p>
      <text:p text:style-name="P7"><text:span text:style-name="T1">S</text:span>e identifica la necesidad de más tiempo: <text:span text:style-name="T4">el proyecto resultó mmás complejo+</text:span></text:p>
      <text:p text:style-name="P8">Detallar actividades realizadas con <text:span text:style-name="T2">relación</text:span> con el cronograma inicial</text:p>
      <text:p text:style-name="P9">Se presentan los nuevos objetivos</text:p>
      <text:p text:style-name="P9">Lapso de prorroga hasta fines de febrero</text:p>
      <text:p text:style-name="P6"/>
      <text:p text:style-name="P5"/>
      <text:p text:style-name="P5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5:32:50.105387567</meta:creation-date>
    <dc:date>2017-10-13T16:10:29.352037355</dc:date>
    <meta:editing-duration>PT16M39S</meta:editing-duration>
    <meta:editing-cycles>9</meta:editing-cycles>
    <meta:generator>LibreOffice/5.3.4.2$Linux_x86 LibreOffice_project/f82d347ccc0be322489bf7da61d7e4ad13fe2ff3</meta:generator>
    <meta:document-statistic meta:table-count="0" meta:image-count="0" meta:object-count="0" meta:page-count="1" meta:paragraph-count="18" meta:word-count="171" meta:character-count="1101" meta:non-whitespace-character-count="946"/>
  </office:meta>
</office:document-meta>
</file>